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805cm" style:rel-column-width="22377*"/>
    </style:style>
    <style:style style:name="Tableau1.B" style:family="table-column">
      <style:table-column-properties style:column-width="11.195cm" style:rel-column-width="43158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none" fo:border-right="none" fo:border-top="0.05pt solid #000000" fo:border-bottom="0.05pt solid #000000"/>
    </style:style>
    <style:style style:name="Tableau1.A4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9" style:family="table-row">
      <style:table-row-properties style:min-row-height="0.704cm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1.588cm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5.193cm" style:rel-column-width="20018*"/>
    </style:style>
    <style:style style:name="Tableau2.B" style:family="table-column">
      <style:table-column-properties style:column-width="11.807cm" style:rel-column-width="45517*"/>
    </style:style>
    <style:style style:name="Tableau2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5a71f" officeooo:paragraph-rsid="0015a71f"/>
    </style:style>
    <style:style style:name="P2" style:family="paragraph" style:parent-style-name="Standard">
      <style:text-properties style:font-name="Arial1" officeooo:rsid="0015a71f" officeooo:paragraph-rsid="0015a71f"/>
    </style:style>
    <style:style style:name="P3" style:family="paragraph" style:parent-style-name="Standard">
      <style:paragraph-properties fo:text-align="center" style:justify-single-word="false"/>
      <style:text-properties style:font-name="Arial1" fo:font-size="22pt" officeooo:rsid="0015a71f" officeooo:paragraph-rsid="0015a71f" style:font-size-asian="22pt" style:font-size-complex="22pt"/>
    </style:style>
    <style:style style:name="P4" style:family="paragraph" style:parent-style-name="Standard">
      <style:paragraph-properties fo:margin-left="0cm" fo:margin-right="2.17cm" fo:margin-top="0cm" fo:margin-bottom="0cm" loext:contextual-spacing="false" fo:line-height="0.325cm" fo:text-align="justify" style:justify-single-word="false" fo:text-indent="0cm" style:auto-text-indent="false"/>
      <style:text-properties style:font-name="Arial1" officeooo:rsid="00179c94" officeooo:paragraph-rsid="00179c94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Arial1" fo:font-size="10pt" officeooo:rsid="00179c94" officeooo:paragraph-rsid="00179c94" style:font-size-asian="10pt" style:font-size-complex="10pt"/>
    </style:style>
    <style:style style:name="P6" style:family="paragraph" style:parent-style-name="Table_20_Contents">
      <style:text-properties style:font-name="Arial1"/>
    </style:style>
    <style:style style:name="P7" style:family="paragraph" style:parent-style-name="Table_20_Contents">
      <style:text-properties style:font-name="Arial1" officeooo:rsid="0015a71f"/>
    </style:style>
    <style:style style:name="P8" style:family="paragraph" style:parent-style-name="Table_20_Contents">
      <style:text-properties style:font-name="Arial1" officeooo:rsid="0015a71f" officeooo:paragraph-rsid="0015a71f"/>
    </style:style>
    <style:style style:name="P9" style:family="paragraph" style:parent-style-name="Table_20_Contents">
      <style:text-properties style:font-name="Arial1" officeooo:rsid="0018cc3e" officeooo:paragraph-rsid="0018cc3e"/>
    </style:style>
    <style:style style:name="P10" style:family="paragraph" style:parent-style-name="Table_20_Contents">
      <style:text-properties style:font-name="Arial1" officeooo:rsid="00192f19" officeooo:paragraph-rsid="00192f19"/>
    </style:style>
    <style:style style:name="P11" style:family="paragraph" style:parent-style-name="Table_20_Contents">
      <style:text-properties style:font-name="Arial1" officeooo:rsid="0021d452" officeooo:paragraph-rsid="0021d452"/>
    </style:style>
    <style:style style:name="P12" style:family="paragraph" style:parent-style-name="Standard">
      <style:paragraph-properties fo:margin-left="0cm" fo:margin-right="0.342cm" fo:margin-top="0.069cm" fo:margin-bottom="0cm" loext:contextual-spacing="false" fo:line-height="100%" fo:text-align="justify" style:justify-single-word="false" fo:text-indent="0cm" style:auto-text-indent="false"/>
      <style:text-properties fo:color="#231f1f" style:font-name="Arial1" fo:font-size="10pt" fo:language="fr" fo:country="FR" fo:font-style="normal" officeooo:rsid="0015a71f" officeooo:paragraph-rsid="001d63ed" style:font-name-asian="Arial1" style:font-size-asian="10pt" style:font-style-asian="normal" style:font-name-complex="Arial1" style:font-size-complex="10pt" style:font-style-complex="normal"/>
    </style:style>
    <style:style style:name="P13" style:family="paragraph" style:parent-style-name="Standard" style:master-page-name="">
      <style:paragraph-properties fo:margin-left="0cm" fo:margin-right="0.342cm" fo:margin-top="0.069cm" fo:margin-bottom="0cm" loext:contextual-spacing="false" fo:line-height="100%" fo:text-indent="0cm" style:auto-text-indent="false" style:page-number="auto" fo:break-after="page"/>
      <style:text-properties officeooo:paragraph-rsid="00179c94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Table_20_Contents">
      <style:text-properties officeooo:paragraph-rsid="0018cc3e"/>
    </style:style>
    <style:style style:name="P16" style:family="paragraph" style:parent-style-name="Table_20_Contents">
      <style:text-properties officeooo:rsid="0032d69f" officeooo:paragraph-rsid="0032d69f"/>
    </style:style>
    <style:style style:name="T1" style:family="text">
      <style:text-properties fo:color="#231f1f" fo:language="fr" fo:country="FR" fo:font-style="normal" officeooo:rsid="0015a71f" style:font-name-asian="Arial1" style:font-style-asian="normal" style:font-name-complex="Arial1" style:font-style-complex="normal"/>
    </style:style>
    <style:style style:name="T2" style:family="text">
      <style:text-properties fo:color="#231f1f" fo:letter-spacing="-0.005cm" fo:language="fr" fo:country="FR" fo:font-style="normal" officeooo:rsid="0015a71f" style:font-name-asian="Arial1" style:font-style-asian="normal" style:font-name-complex="Arial1" style:font-style-complex="normal"/>
    </style:style>
    <style:style style:name="T3" style:family="text">
      <style:text-properties fo:color="#231f1f" fo:letter-spacing="-0.007cm" fo:language="fr" fo:country="FR" fo:font-style="normal" officeooo:rsid="0015a71f" style:font-name-asian="Arial1" style:font-style-asian="normal" style:font-name-complex="Arial1" style:font-style-complex="normal"/>
    </style:style>
    <style:style style:name="T4" style:family="text">
      <style:text-properties fo:color="#231f1f" fo:letter-spacing="-0.014cm" fo:language="fr" fo:country="FR" fo:font-style="normal" officeooo:rsid="0015a71f" style:font-name-asian="Arial1" style:font-style-asian="normal" style:font-name-complex="Arial1" style:font-style-complex="normal"/>
    </style:style>
    <style:style style:name="T5" style:family="text">
      <style:text-properties fo:color="#231f1f" fo:letter-spacing="-0.002cm" fo:language="fr" fo:country="FR" fo:font-style="normal" officeooo:rsid="0015a71f" style:font-name-asian="Arial1" style:font-style-asian="normal" style:font-name-complex="Arial1" style:font-style-complex="normal"/>
    </style:style>
    <style:style style:name="T6" style:family="text">
      <style:text-properties fo:color="#231f1f" fo:letter-spacing="-0.011cm" fo:language="fr" fo:country="FR" fo:font-style="normal" officeooo:rsid="0015a71f" style:font-name-asian="Arial1" style:font-style-asian="normal" style:font-name-complex="Arial1" style:font-style-complex="normal"/>
    </style:style>
    <style:style style:name="T7" style:family="text">
      <style:text-properties fo:color="#231f1f" fo:letter-spacing="-0.004cm" fo:language="fr" fo:country="FR" fo:font-style="normal" officeooo:rsid="0015a71f" style:font-name-asian="Arial1" style:font-style-asian="normal" style:font-name-complex="Arial1" style:font-style-complex="normal"/>
    </style:style>
    <style:style style:name="T8" style:family="text">
      <style:text-properties fo:color="#231f1f" fo:letter-spacing="0.002cm" fo:language="fr" fo:country="FR" fo:font-style="normal" officeooo:rsid="0015a71f" style:font-name-asian="Arial1" style:font-style-asian="normal" style:font-name-complex="Arial1" style:font-style-complex="normal"/>
    </style:style>
    <style:style style:name="T9" style:family="text">
      <style:text-properties fo:color="#231f1f" style:font-name="Arial1" fo:font-size="8pt" fo:language="fr" fo:country="FR" fo:font-style="italic" officeooo:rsid="00233e98" style:font-name-asian="Arial1" style:font-size-asian="8pt" style:font-style-asian="italic" style:font-name-complex="Arial1" style:font-size-complex="8pt"/>
    </style:style>
    <style:style style:name="T10" style:family="text">
      <style:text-properties officeooo:rsid="001e3fc6"/>
    </style:style>
    <style:style style:name="T11" style:family="text">
      <style:text-properties officeooo:rsid="001e6739"/>
    </style:style>
    <style:style style:name="T12" style:family="text">
      <style:text-properties style:font-name="Arial1" fo:font-size="11pt" officeooo:rsid="00daa6d0" style:font-size-asian="11pt" style:font-size-complex="11pt"/>
    </style:style>
    <style:style style:name="T13" style:family="text">
      <style:text-properties style:font-name="Arial1" fo:font-size="11pt" officeooo:rsid="00d2f3b4" style:font-size-asian="11pt" style:font-size-complex="11pt"/>
    </style:style>
    <style:style style:name="T14" style:family="text">
      <style:text-properties style:font-name="Arial1" fo:font-size="11pt" officeooo:rsid="00233e98" style:font-size-asian="11pt" style:font-size-complex="11pt"/>
    </style:style>
    <style:style style:name="T15" style:family="text">
      <style:text-properties style:font-name="Arial1" officeooo:rsid="00241b6a"/>
    </style:style>
    <style:style style:name="T16" style:family="text">
      <style:text-properties style:font-name="Arial1" officeooo:rsid="002b74b8"/>
    </style:style>
    <style:style style:name="T17" style:family="text">
      <style:text-properties officeooo:rsid="00d936c0"/>
    </style:style>
    <style:style style:name="T18" style:family="text">
      <style:text-properties officeooo:rsid="002698cc"/>
    </style:style>
    <style:style style:name="T19" style:family="text">
      <style:text-properties officeooo:rsid="002b74b8"/>
    </style:style>
    <style:style style:name="T20" style:family="text">
      <style:text-properties officeooo:rsid="002d3571"/>
    </style:style>
    <style:style style:name="T21" style:family="text">
      <style:text-properties officeooo:rsid="002e3126"/>
    </style:style>
    <style:style style:name="fr1" style:family="graphic" style:parent-style-name="Frame">
      <style:graphic-properties style:vertical-pos="top" style:vertical-rel="baseline" style:horizontal-pos="center" style:horizontal-rel="paragraph" fo:padding="0.15cm" fo:border="2.01pt solid #6666ff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nique Mandate Ref" text:name="py3o.o.unique_mandate_reference"/>
        <text:user-field-decl office:value-type="string" office:string-value="Mandate Type" text:name="py3o.o.type"/>
        <text:user-field-decl office:value-type="string" office:string-value="Company ICS" text:name="py3o.o.company_id.sepa_creditor_identifier"/>
        <text:user-field-decl office:value-type="string" office:string-value="Company Name" text:name="py3o.o.company_id.name"/>
        <text:user-field-decl office:value-type="string" office:string-value="Address Line Dest Partner" text:name="py3o.sline"/>
        <text:user-field-decl office:value-type="string" office:string-value="Company Address Line" text:name="py3o.cline"/>
        <text:user-field-decl office:value-type="string" office:string-value="Partner name" text:name="py3o.o.partner_id.name"/>
        <text:user-field-decl office:value-type="string" office:string-value="Partner Address Line" text:name="py3o.pline"/>
        <text:user-field-decl office:value-type="string" office:string-value="Partner Bank Account Number" text:name="py3o.o.partner_bank_id.acc_number"/>
        <text:user-field-decl office:value-type="string" office:string-value="Partner ZIP" text:name="py3o.o.partner_id.zip"/>
        <text:user-field-decl office:value-type="string" office:string-value="Partner City" text:name="py3o.o.partner_id.city"/>
        <text:user-field-decl office:value-type="string" office:string-value="Partner Country" text:name="py3o.o.partner_id.country_id.name"/>
        <text:user-field-decl office:value-type="string" office:string-value="Partner Street1" text:name="py3o.o.partner_id.street"/>
        <text:user-field-decl office:value-type="string" office:string-value="Partner Street2" text:name="py3o.o.partner_id.street2"/>
      </text:user-field-decls>
      <text:p text:style-name="P14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obj.partner_id.lang%20or%20'fr_FR'%22" text:style-name="Internet_20_link" text:visited-style-name="Visited_20_Internet_20_Link">with="lang=obj.partner_id.lang or 'fr_FR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function=%22setLang(lang)%22" text:style-name="Internet_20_link" text:visited-style-name="Visited_20_Internet_20_Link">function="setLang(lang)"</text:a></text:p>
      <text:p text:style-name="P1"><draw:frame draw:style-name="fr1" draw:name="Cadre1" text:anchor-type="as-char" svg:width="12.047cm" draw:z-index="0"><draw:text-box fo:min-height="1.268cm"><text:p text:style-name="P3">Mandat de prélèvement SEPA</text:p></draw:text-box></draw:frame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Référence unique de mandat</text:p>
          </table:table-cell>
          <table:table-cell table:style-name="Tableau1.B1" office:value-type="string">
            <text:p text:style-name="P11"><text:user-field-get text:name="py3o.o.unique_mandate_reference">Unique Mandate Ref</text:user-field-get></text:p>
          </table:table-cell>
        </table:table-row>
        <table:table-row>
          <table:table-cell table:style-name="Tableau1.A2" office:value-type="string">
            <text:p text:style-name="P9">Type de mandat</text:p>
          </table:table-cell>
          <table:table-cell table:style-name="Tableau1.B2" office:value-type="string">
            <text:p text:style-name="P15"><text:a xlink:type="simple" xlink:href="py3o://function=%22dict(o.fields_get(['type'])['type']['selection'])[o.type]%22" text:style-name="Internet_20_link" text:visited-style-name="Visited_20_Internet_20_Link"><text:span text:style-name="T21">function="dict(o.fields_get(['type'])['type']['selection'])[o.type]"</text:span></text:a></text:p>
          </table:table-cell>
        </table:table-row>
        <table:table-row>
          <table:table-cell table:style-name="Tableau1.A3" table:number-columns-spanned="2" office:value-type="string">
            <text:p text:style-name="P8"/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ntenu_20_de_20_tableau_20_Highlight">Créancier</text:p>
          </table:table-cell>
          <table:covered-table-cell/>
        </table:table-row>
        <table:table-row>
          <table:table-cell table:style-name="Tableau1.A2" office:value-type="string">
            <text:p text:style-name="P8">Identifiant créditeur SEPA</text:p>
          </table:table-cell>
          <table:table-cell table:style-name="Tableau1.B13" office:value-type="string">
            <text:p text:style-name="P10"><text:user-field-get text:name="py3o.o.company_id.sepa_creditor_identifier">Company ICS</text:user-field-get></text:p>
          </table:table-cell>
        </table:table-row>
        <table:table-row>
          <table:table-cell table:style-name="Tableau1.A2" office:value-type="string">
            <text:p text:style-name="P7">Société</text:p>
          </table:table-cell>
          <table:table-cell table:style-name="Tableau1.B6" office:value-type="string">
            <text:p text:style-name="Contenu_20_de_20_tableau_20_Highlight"><text:user-field-get text:name="py3o.o.company_id.name">Company Name</text:user-field-get></text:p>
            <text:p text:style-name="Table_20_Contents"><text:a xlink:type="simple" xlink:href="py3o://for=%22cline%20in%20o.company_id.partner_id._display_full_address(details=['address']).split('%5Cn')%22" text:style-name="Internet_20_link" text:visited-style-name="Visited_20_Internet_20_Link"><text:span text:style-name="T18">for="cline in o.company_id.partner_id._display_full_address(details=['address']).split('\n')"</text:span></text:a></text:p>
            <text:p text:style-name="Table_20_Contents"><text:user-field-get text:name="py3o.cline">Company Address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  <table:table-row>
          <table:table-cell table:style-name="Tableau1.A7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Contenu_20_de_20_tableau_20_Highlight">Débiteur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Table_20_Contents">Nom</text:p>
          </table:table-cell>
          <table:table-cell table:style-name="Tableau1.B13" office:value-type="string">
            <text:p text:style-name="Table_20_Contents"><text:user-field-get text:name="py3o.o.partner_id.name">Partner name</text:user-field-get></text:p>
          </table:table-cell>
        </table:table-row>
        <table:table-row table:style-name="Tableau1.10">
          <table:table-cell table:style-name="Tableau1.A2" office:value-type="string">
            <text:p text:style-name="P16">Rue</text:p>
          </table:table-cell>
          <table:table-cell table:style-name="Tableau1.B13" office:value-type="string">
            <text:p text:style-name="Table_20_Contents"><text:user-field-get text:name="py3o.o.partner_id.street">Partner Street1</text:user-field-get></text:p>
            <text:p text:style-name="Table_20_Contents"><text:user-field-get text:name="py3o.o.partner_id.street2">Partner Street2</text:user-field-get></text:p>
          </table:table-cell>
        </table:table-row>
        <table:table-row>
          <table:table-cell table:style-name="Tableau1.A2" office:value-type="string">
            <text:p text:style-name="Table_20_Contents">Code postal</text:p>
          </table:table-cell>
          <table:table-cell table:style-name="Tableau1.B13" office:value-type="string">
            <text:p text:style-name="Table_20_Contents"><text:user-field-get text:name="py3o.o.partner_id.zip">Partner ZIP</text:user-field-get></text:p>
          </table:table-cell>
        </table:table-row>
        <table:table-row>
          <table:table-cell table:style-name="Tableau1.A2" office:value-type="string">
            <text:p text:style-name="Table_20_Contents">Ville</text:p>
          </table:table-cell>
          <table:table-cell table:style-name="Tableau1.B13" office:value-type="string">
            <text:p text:style-name="Table_20_Contents"><text:user-field-get text:name="py3o.o.partner_id.city">Partner City</text:user-field-get></text:p>
          </table:table-cell>
        </table:table-row>
        <table:table-row>
          <table:table-cell table:style-name="Tableau1.A2" office:value-type="string">
            <text:p text:style-name="Table_20_Contents">Pays</text:p>
          </table:table-cell>
          <table:table-cell table:style-name="Tableau1.B13" office:value-type="string">
            <text:p text:style-name="Table_20_Contents"><text:user-field-get text:name="py3o.o.partner_id.country_id.name">Partner Country</text:user-field-get></text:p>
          </table:table-cell>
        </table:table-row>
        <table:table-row>
          <table:table-cell table:style-name="Tableau1.A2" office:value-type="string">
            <text:p text:style-name="Table_20_Contents">IBAN</text:p>
          </table:table-cell>
          <table:table-cell table:style-name="Tableau1.B14" office:value-type="string">
            <text:p text:style-name="Table_20_Contents"><text:user-field-get text:name="py3o.o.partner_bank_id.acc_number">Partner Bank Account Number</text:user-field-get></text:p>
          </table:table-cell>
        </table:table-row>
      </table:table>
      <text:p text:style-name="P2"/>
      <text:p text:style-name="P5">En signant ce mandat de prélèvement, vous autorisez la société <text:user-field-get text:name="py3o.o.company_id.name">Company Name</text:user-field-get> à envoyer des instructions à votre banque pour débiter votre compte, et votre banque à débiter votre compte conformément aux instructions d<text:span text:style-name="T11">e la société </text:span><text:span text:style-name="T11"><text:user-field-get text:name="py3o.o.company_id.name">Company Name</text:user-field-get></text:span>.</text:p>
      <text:p text:style-name="P5">Vous bénéficiez du droit d’être remboursé par votre banque <text:span text:style-name="T10">suivant les conditions décrites dans la convention que vous avez passée avec elle</text:span>. Une demande de remboursement doit être présentée dans les 8 semaines suivant la date de débit de votre compte pour un prélèvement autorisé. <text:span text:style-name="T1">Vos</text:span><text:span text:style-name="T2"> </text:span><text:span text:style-name="T1">droits</text:span><text:span text:style-name="T3"> </text:span><text:span text:style-name="T1">concernant</text:span><text:span text:style-name="T4"> </text:span><text:span text:style-name="T1">le présent</text:span><text:span text:style-name="T3"> </text:span><text:span text:style-name="T5">m</text:span><text:span text:style-name="T1">andat</text:span><text:span text:style-name="T2"> </text:span><text:span text:style-name="T1">sont</text:span><text:span text:style-name="T2"> </text:span><text:span text:style-name="T1">expliqués</text:span><text:span text:style-name="T6"> </text:span><text:span text:style-name="T1">dans</text:span><text:span text:style-name="T2"> </text:span><text:span text:style-name="T1">un</text:span><text:span text:style-name="T7"> </text:span><text:span text:style-name="T1">doc</text:span><text:span text:style-name="T8">u</text:span><text:span text:style-name="T5">m</text:span><text:span text:style-name="T1">ent</text:span><text:span text:style-name="T6"> </text:span><text:span text:style-name="T1">que</text:span><text:span text:style-name="T2"> </text:span><text:span text:style-name="T1">vous</text:span><text:span text:style-name="T2"> </text:span><text:span text:style-name="T1">pouvez</text:span><text:span text:style-name="T6"> </text:span><text:span text:style-name="T8">o</text:span><text:span text:style-name="T1">btenir</text:span><text:span text:style-name="T3"> </text:span><text:span text:style-name="T1">auprès</text:span><text:span text:style-name="T3"> </text:span><text:span text:style-name="T1">de</text:span><text:span text:style-name="T7"> </text:span><text:span text:style-name="T1">votre</text:span><text:span text:style-name="T3"> </text:span><text:span text:style-name="T1">ban</text:span><text:span text:style-name="T8">q</text:span><text:span text:style-name="T1">ue.</text:span></text:p>
      <text:p text:style-name="P12"/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Contenu_20_de_20_tableau_20_Highlight_20_Center">Date</text:p>
          </table:table-cell>
          <table:table-cell table:style-name="Tableau2.B1" office:value-type="string">
            <text:p text:style-name="Contenu_20_de_20_tableau_20_Highlight_20_Center">Signature</text:p>
          </table:table-cell>
        </table:table-row>
        <table:table-row>
          <table:table-cell table:style-name="Tableau2.A2" office:value-type="string">
            <text:p text:style-name="Contenu_20_de_20_tableau_20_Center"><text:a xlink:type="simple" xlink:href="py3o://function=%22o.signature_date%20and%20formatLang(o.signature_date,%20date=True)%20or%20''%22" text:style-name="Internet_20_link" text:visited-style-name="Visited_20_Internet_20_Link">function="o.signature_date and formatLang(o.signature_date, date=True) or ''"</text:a></text:p>
          </table:table-cell>
          <table:table-cell table:style-name="Tableau2.B2" office:value-type="string">
            <text:p text:style-name="Contenu_20_de_20_tableau_20_Center"/>
            <text:p text:style-name="Contenu_20_de_20_tableau_20_Center"/>
            <text:p text:style-name="Contenu_20_de_20_tableau_20_Center"/>
            <text:p text:style-name="Contenu_20_de_20_tableau_20_Center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9"/>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style:font-size-asian="10.5pt"/>
    </style:style>
    <style:style style:name="Contenu_20_de_20_tableau_20_Highlight" style:display-name="Contenu de tableau Highlight" style:family="paragraph" style:parent-style-name="Table_20_Contents" style:master-page-name="">
      <style:paragraph-properties fo:text-align="start" style:justify-single-word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_20_de_20_tableau_20_Highlight_20_Center" style:display-name="Contenu de tableau Highlight Center" style:family="paragraph" style:parent-style-name="Table_20_Contents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ontenu_20_de_20_tableau_20_Center" style:display-name="Contenu de tableau Center" style:family="paragraph" style:parent-style-name="Table_20_Contents" style:master-page-name="">
      <style:paragraph-properties fo:text-align="center" style:justify-single-word="false" style:page-number="auto"/>
      <style:text-properties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0:22:36.108369942</meta:creation-date>
    <dc:date>2017-03-03T08:35:45.636735718</dc:date>
    <meta:editing-duration>PT3H34M23S</meta:editing-duration>
    <meta:editing-cycles>27</meta:editing-cycles>
    <meta:generator>LibreOffice/5.1.6.2$Linux_X86_64 LibreOffice_project/10m0$Build-2</meta:generator>
    <meta:document-statistic meta:table-count="2" meta:image-count="0" meta:object-count="0" meta:page-count="2" meta:paragraph-count="38" meta:word-count="174" meta:character-count="1337" meta:non-whitespace-character-count="1200"/>
  </office:meta>
</office:document-meta>
</file>